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text:p>
      <text:p text:style-name="P1">by Thorsten Kattanek</text:p>
      <text:p text:style-name="Standard"/>
      <text:p text:style-name="P3">Der Oszillator oder auch Wellengenera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r Oszillator kümmert sich nicht um die Lautstärke, er gibt immer alles mit maximaler Amplitude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27T16:48:57</dc:date>
    <dc:creator>Thorsten Kattanek</dc:creator>
    <meta:editing-duration>PT6M52S</meta:editing-duration>
    <meta:editing-cycles>4</meta:editing-cycles>
    <meta:generator>LibreOffice/3.5$Linux_X86_64 LibreOffice_project/350m1$Build-413</meta:generator>
    <meta:document-statistic meta:table-count="0" meta:image-count="0" meta:object-count="0" meta:page-count="1" meta:paragraph-count="5" meta:word-count="76" meta:character-count="510" meta:non-whitespace-character-count="439"/>
  </office:meta>
</office:document-meta>
</file>